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610000" style:repeat="stretch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522800" style:repeat="stretch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draw:fill="solid" draw:fill-color="#045b1b" style:repeat="stretch" presentation:display-footer="true" presentation:display-page-number="true" presentation:display-date-time="true"/>
    </style:style>
    <style:style style:name="dp8" style:family="drawing-page">
      <style:drawing-page-properties presentation:background-visible="true" presentation:background-objects-visible="true" draw:fill="solid" draw:fill-color="#073064" style:repeat="stretch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1.8cm"/>
      <style:paragraph-properties style:writing-mode="lr-tb"/>
    </style:style>
    <style:style style:name="pr7" style:family="presentation" style:parent-style-name="Two_20_columns-outline1">
      <style:graphic-properties fo:min-height="8.884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Two_20_columns-title" style:list-style-name="L1">
      <style:graphic-properties draw:auto-grow-height="true" fo:min-height="1.8cm"/>
      <style:paragraph-properties style:writing-mode="lr-tb"/>
    </style:style>
    <style:style style:name="pr10" style:family="presentation" style:parent-style-name="Two_20_columns-outline1">
      <style:graphic-properties fo:min-height="9.135cm"/>
      <style:paragraph-properties style:writing-mode="lr-tb"/>
    </style:style>
    <style:style style:name="pr11" style:family="presentation" style:parent-style-name="Two_20_columns-title" style:list-style-name="L1">
      <style:graphic-properties draw:auto-grow-height="true" fo:min-height="1.8cm"/>
      <style:paragraph-properties style:writing-mode="lr-tb"/>
    </style:style>
    <style:style style:name="pr12" style:family="presentation" style:parent-style-name="Two_20_columns-title" style:list-style-name="L1">
      <style:graphic-properties draw:auto-grow-height="true" fo:min-height="1.8cm"/>
      <style:paragraph-properties style:writing-mode="lr-tb"/>
    </style:style>
    <style:style style:name="pr13" style:family="presentation" style:parent-style-name="Two_20_columns-title" style:list-style-name="L1">
      <style:graphic-properties draw:auto-grow-height="true" fo:min-height="1.8cm"/>
      <style:paragraph-properties style:writing-mode="lr-tb"/>
    </style:style>
    <style:style style:name="pr14" style:family="presentation" style:parent-style-name="Two_20_columns-title" style:list-style-name="L1">
      <style:graphic-properties draw:auto-grow-height="true" fo:min-height="1.8cm"/>
      <style:paragraph-properties style:writing-mode="lr-tb"/>
    </style:style>
    <style:style style:name="pr15" style:family="presentation" style:parent-style-name="Two_20_columns-title" style:list-style-name="L1">
      <style:graphic-properties draw:auto-grow-height="true" fo:min-height="1.8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 fo:text-align="start"/>
    </style:style>
    <style:style style:name="P3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4.992cm" svg:height="1.829cm" svg:x="0.399cm" svg:y="10.798cm" presentation:class="title" presentation:user-transformed="true">
          <draw:text-box>
            <text:p>WikiWorl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GOAL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Scrape wikipedia</text:p>
              </text:list-item>
              <text:list-item>
                <text:p>Embed other media <text:tab/></text:p>
              </text:list-item>
              <text:list-item>
                <text:p>Generate explorable 2D map</text:p>
              </text:list-item>
              <text:list-item>
                <text:p>Build ga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6" draw:text-style-name="P2" draw:layer="layout" svg:width="26.491cm" svg:height="1.8cm" svg:x="0.399cm" svg:y="0.199cm" presentation:class="title">
          <draw:text-box>
            <text:p text:style-name="P2">SCRAPER</text:p>
          </draw:text-box>
        </draw:frame>
        <draw:frame presentation:style-name="pr7" draw:layer="layout" svg:width="12.293cm" svg:height="9.133cm" svg:x="1.399cm" svg:y="3.684cm" presentation:class="outline">
          <draw:text-box>
            <text:list text:style-name="L2">
              <text:list-item>
                <text:p>12 seeds, breadth first </text:p>
              </text:list-item>
            </text:list>
          </draw:text-box>
        </draw:frame>
        <draw:frame presentation:style-name="pr7" draw:layer="layout" svg:width="12.293cm" svg:height="9.133cm" svg:x="14.308cm" svg:y="3.68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Two_20_columns" presentation:presentation-page-layout-name="AL3T3">
        <office:forms form:automatic-focus="false" form:apply-design-mode="false"/>
        <draw:frame presentation:style-name="pr6" draw:text-style-name="P2" draw:layer="layout" svg:width="26.491cm" svg:height="1.8cm" svg:x="0.399cm" svg:y="0.199cm" presentation:class="title">
          <draw:text-box>
            <text:p text:style-name="P2">SCRAPER-wiki</text:p>
          </draw:text-box>
        </draw:frame>
        <draw:frame presentation:style-name="pr7" draw:layer="layout" svg:width="12.293cm" svg:height="9.133cm" svg:x="1.399cm" svg:y="3.684cm" presentation:class="outline">
          <draw:text-box>
            <text:list text:style-name="L2">
              <text:list-item>
                <text:p>Figure out how to scrape only links</text:p>
              </text:list-item>
              <text:list-item>
                <text:p>Start with 12 seeds, group by tag(s) and distance from seed</text:p>
              </text:list-item>
            </text:list>
          </draw:text-box>
        </draw:frame>
        <draw:frame presentation:style-name="pr7" draw:layer="layout" svg:width="12.293cm" svg:height="9.133cm" svg:x="14.308cm" svg:y="3.684cm" presentation:class="outline">
          <draw:text-box>
            <text:list text:style-name="L2">
              <text:list-item>
                <text:p>https://relatedwords.org/relatedto/computer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Two_20_columns" presentation:presentation-page-layout-name="AL3T3">
        <office:forms form:automatic-focus="false" form:apply-design-mode="false"/>
        <draw:frame presentation:style-name="pr6" draw:text-style-name="P2" draw:layer="layout" svg:width="26.491cm" svg:height="1.8cm" svg:x="0.399cm" svg:y="0.199cm" presentation:class="title">
          <draw:text-box>
            <text:p text:style-name="P2">SCRAPER-grouping</text:p>
          </draw:text-box>
        </draw:frame>
        <draw:frame presentation:style-name="pr7" draw:layer="layout" svg:width="12.293cm" svg:height="9.133cm" svg:x="1.399cm" svg:y="3.684cm" presentation:class="outline">
          <draw:text-box>
            <text:list text:style-name="L2">
              <text:list-item>
                <text:p>By common words (Push every word into array, sort, reduce duplicates and irrelevant words, compare arrays and if is found increment similarity calculator. Similarity determines connection force.)</text:p>
              </text:list-item>
            </text:list>
          </draw:text-box>
        </draw:frame>
        <draw:frame presentation:style-name="pr7" draw:layer="layout" svg:width="12.293cm" svg:height="9.133cm" svg:x="14.308cm" svg:y="3.684cm" presentation:class="outline">
          <draw:text-box>
            <text:list text:style-name="L2">
              <text:list-item>
                <text:p>https://relatedwords.org/relatedto/computer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Two_20_columns" presentation:presentation-page-layout-name="AL3T3">
        <office:forms form:automatic-focus="false" form:apply-design-mode="false"/>
        <draw:frame presentation:style-name="pr6" draw:text-style-name="P2" draw:layer="layout" svg:width="26.491cm" svg:height="1.8cm" svg:x="0.399cm" svg:y="0.199cm" presentation:class="title">
          <draw:text-box>
            <text:p text:style-name="P2">SCRAPER-grouping</text:p>
          </draw:text-box>
        </draw:frame>
        <draw:frame presentation:style-name="pr7" draw:layer="layout" svg:width="12.293cm" svg:height="9.133cm" svg:x="1.399cm" svg:y="3.684cm" presentation:class="outline">
          <draw:text-box>
            <text:list text:style-name="L2">
              <text:list-item>
                <text:p>Build second scraper for tags at → </text:p>
              </text:list-item>
              <text:list-item>
                <text:p>Group by weight</text:p>
              </text:list-item>
              <text:list-item>
                <text:p>Color code groups</text:p>
              </text:list-item>
            </text:list>
          </draw:text-box>
        </draw:frame>
        <draw:frame presentation:style-name="pr7" draw:layer="layout" svg:width="12.293cm" svg:height="9.133cm" svg:x="14.308cm" svg:y="3.684cm" presentation:class="outline">
          <draw:text-box>
            <text:list text:style-name="L2">
              <text:list-item>
                <text:p>https://relatedwords.org/relatedto/computer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Two_20_columns" presentation:presentation-page-layout-name="AL3T3">
        <office:forms form:automatic-focus="false" form:apply-design-mode="false"/>
        <draw:frame presentation:style-name="pr9" draw:text-style-name="P2" draw:layer="layout" svg:width="26.491cm" svg:height="1.8cm" svg:x="0.399cm" svg:y="0.199cm" presentation:class="title">
          <draw:text-box>
            <text:p text:style-name="P2">MEDIA</text:p>
          </draw:text-box>
        </draw:frame>
        <draw:frame presentation:style-name="pr10" draw:layer="layout" svg:width="12.293cm" svg:height="9.133cm" svg:x="1.399cm" svg:y="3.684cm" presentation:class="outline">
          <draw:text-box>
            <text:list text:style-name="L2">
              <text:list-item>
                <text:p>Find 1 PDF for each page and provide abbreviated version for studying</text:p>
              </text:list-item>
            </text:list>
          </draw:text-box>
        </draw:frame>
        <draw:frame presentation:style-name="pr10" draw:layer="layout" svg:width="12.293cm" svg:height="9.133cm" svg:x="14.308cm" svg:y="3.684cm" presentation:class="outline">
          <draw:text-box>
            <text:list text:style-name="L2">
              <text:list-item>
                <text:p>Link to courses if someone is stu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7" draw:master-page-name="Two_20_columns" presentation:presentation-page-layout-name="AL3T3">
        <office:forms form:automatic-focus="false" form:apply-design-mode="false"/>
        <draw:frame presentation:style-name="pr11" draw:text-style-name="P2" draw:layer="layout" svg:width="26.491cm" svg:height="1.8cm" svg:x="0.399cm" svg:y="0.199cm" presentation:class="title">
          <draw:text-box>
            <text:p text:style-name="P2">MAP</text:p>
          </draw:text-box>
        </draw:frame>
        <draw:frame presentation:style-name="pr10" draw:layer="layout" svg:width="12.293cm" svg:height="9.133cm" svg:x="1.399cm" svg:y="3.684cm" presentation:class="outline">
          <draw:text-box>
            <text:list text:style-name="L2">
              <text:list-item>
                <text:p>Obsidian as temporary front end, static map later </text:p>
              </text:list-item>
              <text:list-item>
                <text:p>Flat image with hoverable nodes as domains</text:p>
              </text:list-item>
              <text:list-item>
                <text:p>Adorn with biome features (mountains, rivers etc)</text:p>
              </text:list-item>
            </text:list>
          </draw:text-box>
        </draw:frame>
        <draw:frame presentation:style-name="pr10" draw:layer="layout" svg:width="12.293cm" svg:height="9.133cm" svg:x="14.308cm" svg:y="3.68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8" draw:master-page-name="Two_20_columns" presentation:presentation-page-layout-name="AL3T3">
        <office:forms form:automatic-focus="false" form:apply-design-mode="false"/>
        <draw:frame presentation:style-name="pr12" draw:text-style-name="P2" draw:layer="layout" svg:width="26.491cm" svg:height="1.8cm" svg:x="0.399cm" svg:y="0.199cm" presentation:class="title">
          <draw:text-box>
            <text:p text:style-name="P2">GAME</text:p>
          </draw:text-box>
        </draw:frame>
        <draw:frame presentation:style-name="pr10" draw:layer="layout" svg:width="12.293cm" svg:height="9.133cm" svg:x="1.399cm" svg:y="3.684cm" presentation:class="outline">
          <draw:text-box>
            <text:list text:style-name="L2">
              <text:list-item>
                <text:p>Users level up 12 skill trees, pages are ranked by degrees removed from seed</text:p>
              </text:list-item>
            </text:list>
          </draw:text-box>
        </draw:frame>
        <draw:frame presentation:style-name="pr10" draw:layer="layout" svg:width="12.293cm" svg:height="9.133cm" svg:x="14.308cm" svg:y="3.684cm" presentation:class="outline">
          <draw:text-box>
            <text:list text:style-name="L2">
              <text:list-item>
                <text:p>I.E. (a link which is 4 clicks away from Math would be labeled a level 4 math enemy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8" draw:master-page-name="Two_20_columns" presentation:presentation-page-layout-name="AL3T3">
        <office:forms form:automatic-focus="false" form:apply-design-mode="false"/>
        <draw:frame presentation:style-name="pr13" draw:text-style-name="P2" draw:layer="layout" svg:width="26.491cm" svg:height="1.8cm" svg:x="0.399cm" svg:y="0.199cm" presentation:class="title">
          <draw:text-box>
            <text:p text:style-name="P2">GAME</text:p>
          </draw:text-box>
        </draw:frame>
        <draw:frame presentation:style-name="pr10" draw:layer="layout" svg:width="12.293cm" svg:height="9.133cm" svg:x="1.399cm" svg:y="3.684cm" presentation:class="outline">
          <draw:text-box>
            <text:list text:style-name="L2">
              <text:list-item>
                <text:p>ITEMS are physical representations of learned skills</text:p>
              </text:list-item>
            </text:list>
          </draw:text-box>
        </draw:frame>
        <draw:frame presentation:style-name="pr10" draw:layer="layout" svg:width="12.293cm" svg:height="9.133cm" svg:x="14.6cm" svg:y="3.565cm" presentation:class="outline" presentation:user-transformed="true">
          <draw:text-box>
            <text:list text:style-name="L2">
              <text:list-item>
                <text:p>Concepts are armor, laws/ formulas are weapons</text:p>
              </text:list-item>
              <text:list-item>
                <text:p>Item/skill trees allow combination terraria sty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8" draw:master-page-name="Two_20_columns" presentation:presentation-page-layout-name="AL3T3">
        <office:forms form:automatic-focus="false" form:apply-design-mode="false"/>
        <draw:frame presentation:style-name="pr14" draw:text-style-name="P2" draw:layer="layout" svg:width="26.491cm" svg:height="1.8cm" svg:x="0.399cm" svg:y="0.199cm" presentation:class="title">
          <draw:text-box>
            <text:p text:style-name="P2">GAME</text:p>
          </draw:text-box>
        </draw:frame>
        <draw:frame presentation:style-name="pr10" draw:layer="layout" svg:width="12.293cm" svg:height="9.133cm" svg:x="1.399cm" svg:y="3.684cm" presentation:class="outline">
          <draw:text-box>
            <text:list text:style-name="L2">
              <text:list-item>
                <text:p>Problems / ideas are enemies</text:p>
              </text:list-item>
              <text:list-item>
                <text:p>solve order is <text:s/>multiple choice→fill in the blank→ recall→ automatic kill</text:p>
              </text:list-item>
            </text:list>
          </draw:text-box>
        </draw:frame>
        <draw:frame presentation:style-name="pr10" draw:layer="layout" svg:width="12.293cm" svg:height="9.133cm" svg:x="14.6cm" svg:y="3.565cm" presentation:class="outline" presentation:user-transformed="true">
          <draw:text-box>
            <text:list text:style-name="L2">
              <text:list-item>
                <text:p text:style-name="P3">Cooldown is added for spaced repitition</text:p>
              </text:list-item>
              <text:list-item>
                <text:p text:style-name="P3">Damage determined by speed of solve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8" draw:master-page-name="Two_20_columns" presentation:presentation-page-layout-name="AL3T3">
        <office:forms form:automatic-focus="false" form:apply-design-mode="false"/>
        <draw:frame presentation:style-name="pr15" draw:text-style-name="P2" draw:layer="layout" svg:width="26.491cm" svg:height="1.8cm" svg:x="0.399cm" svg:y="0.199cm" presentation:class="title">
          <draw:text-box>
            <text:p text:style-name="P2">GAME</text:p>
          </draw:text-box>
        </draw:frame>
        <draw:frame presentation:style-name="pr10" draw:layer="layout" svg:width="12.293cm" svg:height="9.133cm" svg:x="1.399cm" svg:y="3.684cm" presentation:class="outline">
          <draw:text-box>
            <text:list text:style-name="L2">
              <text:list-item>
                <text:p>Quizzes are boss battles </text:p>
              </text:list-item>
            </text:list>
          </draw:text-box>
        </draw:frame>
        <draw:frame presentation:style-name="pr10" draw:layer="layout" svg:width="12.293cm" svg:height="9.133cm" svg:x="14.6cm" svg:y="3.565cm" presentation:class="outline" presentation:placeholder="true" presentation:user-transformed="true">
          <draw:text-box/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499cm" fo:margin-bottom="0cm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1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2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24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1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font-size="18pt"/>
    </style:style>
    <style:style style:name="MP6" style:family="paragraph">
      <loext:graphic-properties draw:fill="none" draw:fill-color="#ffffff"/>
      <style:text-properties fo:font-size="18pt"/>
    </style:style>
    <style:style style:name="MP7" style:family="paragraph">
      <loext:graphic-properties draw:fill="gradient" draw:fill-gradient-name="Gradient_20_10"/>
      <style:paragraph-properties fo:text-align="center"/>
    </style:style>
    <style:style style:name="MP8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9" style:family="paragraph">
      <loext:graphic-properties draw:fill-color="#cccccc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4.992cm" svg:height="1.829cm" svg:x="0.399cm" svg:y="10.798cm" presentation:class="title" presentation:placeholder="true">
        <draw:text-box/>
      </draw:frame>
      <draw:frame presentation:style-name="Title-outline1" draw:layer="backgroundobjects" svg:width="17.993cm" svg:height="7.218cm" svg:x="4.398cm" svg:y="1.799cm" presentation:class="outline" presentation:placeholder="true">
        <draw:text-box/>
      </draw:frame>
      <draw:frame draw:style-name="Mgr3" draw:text-style-name="MP6" draw:layer="backgroundobjects" svg:width="12.196cm" svg:height="0.962cm" svg:x="11.396cm" svg:y="13.598cm">
        <draw:text-box>
          <text:p text:style-name="MP5"><text:author-name text:fixed="false"> </text:author-name></text:p>
        </draw:text-box>
      </draw:frame>
      <draw:custom-shape draw:style-name="Mgr4" draw:text-style-name="MP7" draw:layer="backgroundobjects" svg:width="16.995cm" svg:height="0.05cm" svg:x="0.071cm" svg:y="12.85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7.328cm" svg:height="0.02cm" svg:x="10.716cm" svg:y="14.78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9" draw:layer="backgroundobjects" svg:width="0.02cm" svg:height="1.354cm" svg:x="11.232cm" svg:y="13.73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491cm" svg:height="1.8cm" svg:x="0.399cm" svg:y="0.199cm" presentation:class="title" presentation:placeholder="true">
        <draw:text-box/>
      </draw:frame>
      <draw:frame presentation:style-name="One_20_Column-outline1" draw:layer="backgroundobjects" svg:width="25.191cm" svg:height="9.133cm" svg:x="1.399cm" svg:y="3.684cm" presentation:class="outline" presentation:placeholder="true">
        <draw:text-box/>
      </draw:frame>
      <draw:frame presentation:style-name="Mpr3" draw:text-style-name="MP2" draw:layer="backgroundobjects" svg:width="4.599cm" svg:height="1.14cm" svg:x="1.399cm" svg:y="14.59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2.996cm" svg:height="1.14cm" svg:x="6.997cm" svg:y="14.598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499cm" svg:height="1.14cm" svg:x="20.993cm" svg:y="14.59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7" draw:layer="backgroundobjects" svg:width="16.995cm" svg:height="0.05cm" svg:x="0.057cm" svg:y="1.68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2" draw:layer="backgroundobjects" svg:width="15.756cm" svg:height="0.02cm" svg:x="12.303cm" svg:y="2.33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0.02cm" svg:height="1.37cm" svg:x="27.268cm" svg:y="1.31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2" draw:layer="backgroundobjects" svg:width="20.73cm" svg:height="0.02cm" svg:x="5.278cm" svg:y="14.45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02cm" svg:height="0.971cm" svg:x="25.713cm" svg:y="13.65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491cm" svg:height="1.8cm" svg:x="0.399cm" svg:y="0.199cm" presentation:class="title" presentation:placeholder="true">
        <draw:text-box/>
      </draw:frame>
      <draw:frame presentation:style-name="Two_20_columns-outline1" draw:layer="backgroundobjects" svg:width="25.192cm" svg:height="9.133cm" svg:x="1.399cm" svg:y="3.684cm" presentation:class="outline" presentation:placeholder="true">
        <draw:text-box/>
      </draw:frame>
      <draw:frame presentation:style-name="Mpr6" draw:text-style-name="MP2" draw:layer="backgroundobjects" svg:width="4.599cm" svg:height="1.14cm" svg:x="1.399cm" svg:y="14.59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2.996cm" svg:height="1.14cm" svg:x="6.997cm" svg:y="14.598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499cm" svg:height="1.14cm" svg:x="20.993cm" svg:y="14.59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3" draw:layer="backgroundobjects" svg:width="16.995cm" svg:height="0.05cm" svg:x="0.057cm" svg:y="1.68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56cm" svg:height="0.02cm" svg:x="12.303cm" svg:y="2.33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68cm" svg:y="1.31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6cm" svg:height="0.02cm" svg:x="15.672cm" svg:y="14.42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13cm" svg:y="13.65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6cm" svg:height="0.02cm" svg:x="2.705cm" svg:y="14.42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45cm" svg:y="13.64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79cm" svg:x="14.038cm" svg:y="2.8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9T15:12:24.768947006</meta:creation-date>
    <meta:editing-duration>PT6H46M17S</meta:editing-duration>
    <meta:editing-cycles>34</meta:editing-cycles>
    <meta:generator>LibreOffice/7.5.4.2$Linux_X86_64 LibreOffice_project/50$Build-2</meta:generator>
    <dc:title>Portfolio</dc:title>
    <dc:date>2023-07-09T21:59:03.999395208</dc:date>
    <meta:document-statistic meta:object-count="114"/>
  </office:meta>
</office:document-meta>
</file>